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7.433cm"/>
    </style:style>
    <style:style style:name="co5" style:family="table-column">
      <style:table-column-properties fo:break-before="auto" style:column-width="15.776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3.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36cm" fo:break-before="auto" style:use-optimal-row-height="true"/>
    </style:style>
    <style:style style:name="ro7" style:family="table-row">
      <style:table-row-properties style:row-height="5.58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ackground-color="#ffde59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Noto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5ce" style:text-align-source="fix" style:repeat-content="false" fo:border="0.06pt solid #b2b2b2" style:vertical-align="top"/>
      <style:paragraph-properties fo:text-align="center" fo:margin-left="0cm"/>
      <style:text-properties style:font-name="Noto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b2b2b2" style:vertical-align="top"/>
      <style:paragraph-properties fo:text-align="center" fo:margin-left="0cm"/>
      <style:text-properties style:font-name="Noto Mono"/>
    </style:style>
    <style:style style:name="ce48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51" style:family="table-cell" style:parent-style-name="Default">
      <style:table-cell-properties fo:border="0.06pt solid #b2b2b2" style:vertical-align="middle"/>
      <style:text-properties style:font-name="Noto Mono" fo:font-weight="bold" style:font-weight-asian="bold" style:font-weight-complex="bold"/>
    </style:style>
    <style:style style:name="ce52" style:family="table-cell" style:parent-style-name="Default">
      <style:table-cell-properties fo:border="0.06pt solid #b2b2b2"/>
      <style:text-properties style:font-name="Noto Mono"/>
    </style:style>
    <style:style style:name="ce53" style:family="table-cell" style:parent-style-name="Default">
      <style:table-cell-properties fo:background-color="#ffde59" style:text-align-source="fix" style:repeat-content="false" fo:border="0.06pt solid #b2b2b2" style:vertical-align="middle"/>
      <style:paragraph-properties fo:text-align="start" fo:margin-left="0cm"/>
      <style:text-properties style:font-name="Noto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start" fo:margin-left="0cm"/>
      <style:text-properties style:font-name="Noto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f5ce" fo:border="0.06pt solid #b2b2b2" style:vertical-align="middle"/>
      <style:text-properties style:font-name="Noto Mono" fo:font-weight="bold" style:font-weight-asian="bold" style:font-weight-complex="bold"/>
    </style:style>
    <style:style style:name="ce56" style:family="table-cell" style:parent-style-name="Default">
      <style:table-cell-properties fo:border="0.06pt solid #b2b2b2" style:vertical-align="top"/>
      <style:text-properties style:font-name="Noto Mono"/>
    </style:style>
    <style:style style:name="ce57" style:family="table-cell" style:parent-style-name="Default">
      <style:table-cell-properties fo:background-color="#fff5ce" fo:border="0.06pt solid #b2b2b2" style:vertical-align="top"/>
      <style:text-properties style:font-name="Noto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end" fo:margin-left="0cm"/>
      <style:text-properties style:font-name="Noto Mono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00a933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Noto Mono"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background-color="#fff5ce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1" style:family="table-cell" style:parent-style-name="Default">
      <style:table-cell-properties fo:background-color="#00a933"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3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4" style:family="table-cell" style:parent-style-name="Default">
      <style:table-cell-properties fo:background-color="#d4ea6b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5" style:family="table-cell" style:parent-style-name="Default">
      <style:table-cell-properties fo:background-color="#d4ea6b"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b4c7dc" style:text-align-source="fix" style:repeat-content="false" fo:border="0.06pt solid #b2b2b2" style:vertical-align="middle"/>
      <style:paragraph-properties fo:text-align="center" fo:margin-left="0cm"/>
      <style:text-properties style:font-name="Noto Mono" fo:font-weight="bold" style:font-weight-asian="bold" style:font-weight-complex="bold"/>
    </style:style>
    <style:style style:name="ce67" style:family="table-cell" style:parent-style-name="Default">
      <style:table-cell-properties fo:background-color="#b4c7dc" style:text-align-source="fix" style:repeat-content="false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fo:color="#000000" style:font-name="Noto Mono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>
      <style:table-cell-properties style:text-align-source="fix" style:repeat-content="false" fo:border="0.06pt solid #b2b2b2" style:vertical-align="middle"/>
      <style:paragraph-properties fo:text-align="center" fo:margin-left="0cm"/>
      <style:text-properties style:font-name="Noto Mono"/>
    </style:style>
    <style:style style:name="ce69" style:family="table-cell" style:parent-style-name="Default">
      <style:text-properties style:font-name="Noto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oto Mono" fo:font-weight="bold" style:font-weight-asian="bold" style:font-weight-complex="bold"/>
    </style:style>
    <style:style style:name="T4" style:family="text">
      <style:text-properties style:font-name="Noto Mono"/>
    </style:style>
    <style:style style:name="T5" style:family="text">
      <style:text-properties style:font-name="Noto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Noto Mono" style:text-overline-style="none" style:text-overline-color="font-color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7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Noto Mono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8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font-name="Noto Mono" style:text-overline-style="none" style:text-overline-color="font-color" style:font-name-asian="Noto Sans CJK SC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ontend applic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2"/>
        <table:table-column table:style-name="co3" table:default-cell-style-name="ce52"/>
        <table:table-column table:style-name="co4" table:default-cell-style-name="ce56"/>
        <table:table-column table:style-name="co5" table:default-cell-style-name="ce52"/>
        <table:table-column table:style-name="co2" table:default-cell-style-name="ce52"/>
        <table:table-column table:style-name="co6" table:number-columns-repeated="3" table:default-cell-style-name="ce63"/>
        <table:table-column table:style-name="co2" table:default-cell-style-name="ce52"/>
        <table:table-column table:style-name="co7" table:default-cell-style-name="ce63"/>
        <table:table-column table:style-name="co7" table:number-columns-repeated="2" table:default-cell-style-name="ce50"/>
        <table:table-column table:style-name="co8" table:number-columns-repeated="1010" table:default-cell-style-name="ce52"/>
        <table:table-column table:style-name="co8" table:default-cell-style-name="ce69"/>
        <table:table-row table:style-name="ro1">
          <table:table-cell table:style-name="ce47" office:value-type="string" calcext:value-type="string">
            <text:p>#</text:p>
          </table:table-cell>
          <table:table-cell table:style-name="ce48"/>
          <table:table-cell table:style-name="ce53" office:value-type="string" calcext:value-type="string">
            <text:p>Area</text:p>
          </table:table-cell>
          <table:table-cell table:style-name="ce53" office:value-type="string" calcext:value-type="string">
            <text:p>Task / Goal</text:p>
          </table:table-cell>
          <table:table-cell table:style-name="ce53" office:value-type="string" calcext:value-type="string">
            <text:p>Description</text:p>
          </table:table-cell>
          <table:table-cell table:style-name="ce48"/>
          <table:table-cell table:style-name="ce59" office:value-type="string" calcext:value-type="string">
            <text:p>time for</text:p>
            <text:p>prio A</text:p>
          </table:table-cell>
          <table:table-cell table:style-name="ce64" office:value-type="string" calcext:value-type="string">
            <text:p>time for</text:p>
            <text:p>prio B</text:p>
          </table:table-cell>
          <table:table-cell table:style-name="ce66" office:value-type="string" calcext:value-type="string">
            <text:p>time for</text:p>
            <text:p>prio C</text:p>
          </table:table-cell>
          <table:table-cell table:style-name="ce48"/>
          <table:table-cell table:style-name="ce47" office:value-type="string" calcext:value-type="string">
            <text:p>Automated</text:p>
            <text:p>browser test</text:p>
            <text:p>existing?</text:p>
          </table:table-cell>
          <table:table-cell table:style-name="ce47" office:value-type="string" calcext:value-type="string">
            <text:p>test run</text:p>
            <text:p>with Firefox</text:p>
            <text:p>(desktop)</text:p>
          </table:table-cell>
          <table:table-cell table:style-name="ce47" office:value-type="string" calcext:value-type="string">
            <text:p>test run</text:p>
            <text:p>with Chrome</text:p>
            <text:p>(desktop)</text:p>
          </table:table-cell>
          <table:table-cell table:style-name="ce48" table:number-columns-repeated="1010"/>
          <table:table-cell/>
        </table:table-row>
        <table:table-row table:style-name="ro1">
          <table:table-cell table:style-name="ce2" table:formula="of:= COUNTA([.A4:.A1500])" office:value-type="float" office:value="40" calcext:value-type="float">
            <text:p>40</text:p>
          </table:table-cell>
          <table:table-cell table:style-name="ce2"/>
          <table:table-cell table:style-name="ce9" office:value-type="string" calcext:value-type="string">
            <text:p>total test cases</text:p>
          </table:table-cell>
          <table:table-cell table:style-name="ce9"/>
          <table:table-cell table:style-name="ce13" office:value-type="string" calcext:value-type="string">
            <text:p>Total time investment in minutes:</text:p>
          </table:table-cell>
          <table:table-cell table:style-name="ce2"/>
          <table:table-cell table:style-name="ce60" table:formula="of:=SUM([.G3:.G514])" office:value-type="float" office:value="26" calcext:value-type="float">
            <text:p>26</text:p>
          </table:table-cell>
          <table:table-cell table:style-name="ce60" table:formula="of:=SUM([.H3:.H514])" office:value-type="float" office:value="4.5" calcext:value-type="float">
            <text:p>4,5</text:p>
          </table:table-cell>
          <table:table-cell table:style-name="ce60" table:formula="of:=SUM([.I3:.I514])" office:value-type="float" office:value="0" calcext:value-type="float">
            <text:p>0</text:p>
          </table:table-cell>
          <table:table-cell table:style-name="ce48"/>
          <table:table-cell table:style-name="ce2"/>
          <table:table-cell table:style-name="ce48" table:number-columns-repeated="1012"/>
          <table:table-cell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homepage</text:p>
            <text:p><text:span text:style-name="T1">Link: </text:span><text:span text:style-name="T1"><text:a xlink:href="https://maatuu.li/minimal/" xlink:type="simple">https://maatuu.li/minimal/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A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ject goals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0" office:value-type="float" office:value="0" calcext:value-type="float">
            <text:p>0</text:p>
          </table:table-cell>
          <table:table-cell table:style-name="ce62" table:number-columns-repeated="2"/>
          <table:table-cell/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02</text:p>
          </table:table-cell>
          <table:table-cell/>
          <table:table-cell table:style-name="ce56" office:value-type="string" calcext:value-type="string">
            <text:p>main navigation</text:p>
          </table:table-cell>
          <table:table-cell office:value-type="string" calcext:value-type="string">
            <text:p>all nodes are clickable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4">* all navigation nodes are clickable</text:span></text:p>
            <text:p><text:span text:style-name="T4">* all opened subpages from nodes have 200 HTTP status code</text:span></text:p>
            <text:p><text:span text:style-name="T5">*** open DOM inspector from the browser</text:span></text:p>
            <text:p><text:span text:style-name="T5">****** open network tab</text:span></text:p>
            <text:p><text:span text:style-name="T5">****** reload page</text:span></text:p>
            <text:p><text:span text:style-name="T6">****** check if HTTP status code </text:span><text:span text:style-name="T7">200</text:span><text:span text:style-name="T8"> was delievered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style-name="ce62" table:number-columns-repeated="2"/>
          <table:table-cell table:number-columns-repeated="1015"/>
        </table:table-row>
        <table:table-row table:style-name="ro4">
          <table:table-cell office:value-type="string" calcext:value-type="string">
            <text:p>A03</text:p>
          </table:table-cell>
          <table:table-cell/>
          <table:table-cell table:style-name="ce56" office:value-type="string" calcext:value-type="string">
            <text:p>main navigation</text:p>
          </table:table-cell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Home" is in bold font</text:span></text:p>
            <text:p><text:span text:style-name="T5">* all other nodes are not bold</text:span></text:p>
            <text:p/>
          </table:table-cell>
          <table:table-cell/>
          <table:table-cell table:style-name="ce62"/>
          <table:table-cell table:style-name="ce65" table:formula="of:= 0.5" office:value-type="float" office:value="0.5" calcext:value-type="float">
            <text:p>0,5</text:p>
          </table:table-cell>
          <table:table-cell table:style-name="ce62"/>
          <table:table-cell table:number-columns-repeated="1015"/>
        </table:table-row>
        <table:table-row table:style-name="ro5">
          <table:table-cell office:value-type="string" calcext:value-type="string">
            <text:p>A04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><text:span text:style-name="T5">* browser search for these Twig brackets }}</text:span></text:p>
            <text:p/>
          </table:table-cell>
          <table:table-cell/>
          <table:table-cell table:style-name="ce62" table:number-columns-repeated="2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A05</text:p>
          </table:table-cell>
          <table:table-cell/>
          <table:table-cell table:style-name="ce56" office:value-type="string" calcext:value-type="string">
            <text:p>footer</text:p>
          </table:table-cell>
          <table:table-cell office:value-type="string" calcext:value-type="string">
            <text:p>unicode letters looking fine</text:p>
          </table:table-cell>
          <table:table-cell office:value-type="string" calcext:value-type="string">
            <text:p><text:span text:style-name="T2">Steps</text:span>:</text:p>
            <text:p>* go to "area" link</text:p>
            <text:p>* scroll to footer section</text:p>
            <text:p>* Unicode umlaut "ü" in "Krüger" should looking fine</text:p>
            <text:p/>
          </table:table-cell>
          <table:table-cell/>
          <table:table-cell table:style-name="ce61" table:formula="of:= 0" office:value-type="float" office:value="0" calcext:value-type="float">
            <text:p>0</text:p>
          </table:table-cell>
          <table:table-cell table:style-name="ce62" table:number-columns-repeated="2"/>
          <table:table-cell/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Products (data array)</text:p>
            <text:p><text:span text:style-name="T1">Link: </text:span><text:span text:style-name="T1"><text:a xlink:href="https://maatuu.li/minimal/?routing=/products" xlink:type="simple">https://maatuu.li/minimal/?routing=/products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B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duct overview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02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product entries are liste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hould be:</text:p>
            <text:p>*** for every row a product name plus a product ID in brackets</text:p>
            <text:p><text:span text:style-name="T1">*** every product name is linked to a detail product page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3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links to product entries</text:p>
            <text:p>should be vali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ould be:</text:p>
            <text:p>*** choose 3 different <text:span text:style-name="T1">linked entries</text:span></text:p>
            <text:p><text:span text:style-name="T1">*** they should open in a detail page (same window)</text:span></text:p>
            <text:p><text:span text:style-name="T1">*** opens with valid 200 HTTP status code</text:span></text:p>
            <text:p><text:span text:style-name="T1">*** linked entry and opened detail page are from same product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04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Products (data array)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05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Products (MySQL)</text:p>
            <text:p><text:span text:style-name="T1">Link: </text:span><text:span text:style-name="T1"><text:a xlink:href="https://maatuu.li/minimal/?routing=/products-by-mysql" xlink:type="simple">https://maatuu.li/minimal/?routing=/products-by-mysql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C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duct overview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02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product entries are liste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hould be:</text:p>
            <text:p>*** for every row a product name plus product ID in brackets</text:p>
            <text:p><text:span text:style-name="T1">*** every row is linked with a detail product page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3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links to product entries</text:p>
            <text:p>should be vali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ould be:</text:p>
            <text:p>*** choose 3 different <text:span text:style-name="T1">linked entries</text:span></text:p>
            <text:p><text:span text:style-name="T1">*** they should open in a detail page (same window)</text:span></text:p>
            <text:p><text:span text:style-name="T1">*** opens with valid 200 HTTP status code</text:span></text:p>
            <text:p><text:span text:style-name="T1">*** linked entry and opened detail page are from same product</text:span>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04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Products (MySQL)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05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Quotes (data array)</text:p>
            <text:p><text:span text:style-name="T1">Link: </text:span><text:span text:style-name="T1"><text:a xlink:href="https://maatuu.li/minimal/?routing=/quotes" xlink:type="simple">https://maatuu.li/minimal/?routing=/quotes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D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Quote overview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02</text:p>
          </table:table-cell>
          <table:table-cell/>
          <table:table-cell table:style-name="ce56" office:value-type="string" calcext:value-type="string">
            <text:p>content section</text:p>
          </table:table-cell>
          <table:table-cell office:value-type="string" calcext:value-type="string">
            <text:p>quote entries are listed</text:p>
          </table:table-cell>
          <table:table-cell office:value-type="string" calcext:value-type="string">
            <text:p><text:span text:style-name="T2">Steps</text:span>:</text:p>
            <text:p>* go to "area" link</text:p>
            <text:p>* In the content section should be:</text:p>
            <text:p>*** for every row a quote with linebreak and following author name</text:p>
            <text:p/>
          </table:table-cell>
          <table:table-cell/>
          <table:table-cell table:style-name="ce61" table:formula="of:= 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03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Quotes (data array)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04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Project Statistics</text:p>
            <text:p><text:span text:style-name="T1">Link: </text:span><text:span text:style-name="T1"><text:a xlink:href="https://maatuu.li/minimal/?routing=/project-statistics" xlink:type="simple">https://maatuu.li/minimal/?routing=/project-statistics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E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with headline "Project statistics:"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02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Project Statistics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Impressum</text:p>
            <text:p><text:span text:style-name="T1">Link: </text:span><text:span text:style-name="T1"><text:a xlink:href="https://maatuu.li/minimal/?routing=/impressum" xlink:type="simple">https://maatuu.li/minimal/?routing=/impressum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F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content section (below main navigation)</text:p>
            <text:p>*** footer section (below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02</text:p>
          </table:table-cell>
          <table:table-cell/>
          <table:table-cell table:style-name="ce56"/>
          <table:table-cell office:value-type="string" calcext:value-type="string">
            <text:p>correct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navigation node "Impressum" is in bold font</text:span></text:p>
            <text:p><text:span text:style-name="T5">* all other navigation nodes are not bold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Subpage: Search</text:p>
            <text:p><text:span text:style-name="T1">Link: </text:span><text:span text:style-name="T1"><text:a xlink:href="https://maatuu.li/minimal/?routing=/search" xlink:type="simple">https://maatuu.li/minimal/?routing=/search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7">
          <table:table-cell office:value-type="string" calcext:value-type="string">
            <text:p>G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ype the exact wording "INC" into search input field</text:p>
            <text:p>* press search button right of the search input field</text:p>
            <text:p>* These sections should be visible:</text:p>
            <text:p>*** main navigation (above the content section)</text:p>
            <text:p>*** search section (below main navigation)</text:p>
            <text:p>****** there should be different entries listed</text:p>
            <text:p>****** including red coloured "INC" wordings</text:p>
            <text:p>****** specials letters and umlautz should looking fine</text:p>
            <text:p>****** search input field includes the wording "INC"</text:p>
            <text:p>*** footer section (below search section)</text:p>
            <text:p>*** debug section (below footer)</text:p>
            <text:p/>
          </table:table-cell>
          <table:table-cell/>
          <table:table-cell table:style-name="ce61" table:formula="of:= 3" office:value-type="float" office:value="3" calcext:value-type="float">
            <text:p>3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G02</text:p>
          </table:table-cell>
          <table:table-cell/>
          <table:table-cell table:style-name="ce56"/>
          <table:table-cell office:value-type="string" calcext:value-type="string">
            <text:p>no node highlighting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all navigation nodes are not in bold font</text:span></text:p>
            <text:p/>
          </table:table-cell>
          <table:table-cell table:number-columns-repeated="2"/>
          <table:table-cell table:style-name="ce65" table:formula="of:= 0.5" office:value-type="float" office:value="0.5" calcext:value-type="float">
            <text:p>0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G04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1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9">
          <table:table-cell office:value-type="string" calcext:value-type="string">
            <text:p>G05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2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wooden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9">
          <table:table-cell office:value-type="string" calcext:value-type="string">
            <text:p>G06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3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ü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9">
          <table:table-cell office:value-type="string" calcext:value-type="string">
            <text:p>G07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4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e" into search input field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8">
          <table:table-cell office:value-type="string" calcext:value-type="string">
            <text:p>G08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5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 " into search input field</text:span></text:p>
            <text:p><text:span text:style-name="T5">* no highlighting in the result texts is normal for spaces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4">
          <table:table-cell office:value-type="string" calcext:value-type="string">
            <text:p>G09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6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type the exact wording "3254354gdsfgfd" into search input field</text:span></text:p>
            <text:p><text:span text:style-name="T5">* shows this result:</text:span></text:p>
            <text:p><text:span text:style-name="T5">*** Search results for the text input: "3254354gdsfgfd"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5">
          <table:table-cell office:value-type="string" calcext:value-type="string">
            <text:p>G10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7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security feature</text:span></text:p>
            <text:p><text:span text:style-name="T5">* type the exact wording</text:span></text:p>
            <text:p><text:span text:style-name="T5">*** INC&lt;script&gt;alert("Problem!");&lt;/script&gt;Test</text:span></text:p>
            <text:p><text:span text:style-name="T5">* should be show result without brackets like &lt; and &gt;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5">
          <table:table-cell office:value-type="string" calcext:value-type="string">
            <text:p>G11</text:p>
          </table:table-cell>
          <table:table-cell/>
          <table:table-cell table:style-name="ce56" office:value-type="string" calcext:value-type="string">
            <text:p>Search input field</text:p>
          </table:table-cell>
          <table:table-cell office:value-type="string" calcext:value-type="string">
            <text:p>case #8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security feature</text:span></text:p>
            <text:p><text:span text:style-name="T5">* type the exact wording with the " withing the text</text:span></text:p>
            <text:p><text:span text:style-name="T5">*** Test"Test</text:span></text:p>
            <text:p><text:span text:style-name="T5">* typed input text should be exact shown in the result page</text:span></text:p>
            <text:p/>
          </table:table-cell>
          <table:table-cell/>
          <table:table-cell table:style-name="ce61" table:formula="of:= 0.5" office:value-type="float" office:value="0.5" calcext:value-type="float">
            <text:p>0,5</text:p>
          </table:table-cell>
          <table:table-cell/>
          <table:table-cell table:style-name="ce68"/>
          <table:table-cell table:number-columns-repeated="1015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404 error page</text:p>
            <text:p><text:span text:style-name="T1">Link: </text:span><text:span text:style-name="T1"><text:a xlink:href="https://maatuu.li/minimal/?routing=/1234567890" xlink:type="simple">https://maatuu.li/minimal/?routing=/1234567890</text:a></text:span>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2">
          <table:table-cell office:value-type="string" calcext:value-type="string">
            <text:p>H01</text:p>
          </table:table-cell>
          <table:table-cell/>
          <table:table-cell table:style-name="ce56"/>
          <table:table-cell office:value-type="string" calcext:value-type="string">
            <text:p>all sections are visible</text:p>
          </table:table-cell>
          <table:table-cell office:value-type="string" calcext:value-type="string">
            <text:p><text:span text:style-name="T2">Steps</text:span>:</text:p>
            <text:p>* go to "area" link</text:p>
            <text:p>* These sections should be visible:</text:p>
            <text:p>*** main navigation (above the content section)</text:p>
            <text:p>*** 404 content section (below main navigation)</text:p>
            <text:p>*** footer section (below 404 content section)</text:p>
            <text:p>*** debug section (below footer)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H02</text:p>
          </table:table-cell>
          <table:table-cell/>
          <table:table-cell table:style-name="ce56"/>
          <table:table-cell office:value-type="string" calcext:value-type="string">
            <text:p>correct HTTP status code</text:p>
          </table:table-cell>
          <table:table-cell office:value-type="string" calcext:value-type="string">
            <text:p><text:span text:style-name="T2">Steps</text:span>:</text:p>
            <text:p>* go to "area" link</text:p>
            <text:p>* Open DOM inspector from the browser</text:p>
            <text:p>*** open network tab</text:p>
            <text:p>*** reload page</text:p>
            <text:p>*** check if HTTP status code <text:span text:style-name="T2">404</text:span> was delievered</text:p>
            <text:p/>
          </table:table-cell>
          <table:table-cell/>
          <table:table-cell table:style-name="ce61" table:formula="of:= 1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03</text:p>
          </table:table-cell>
          <table:table-cell/>
          <table:table-cell table:style-name="ce56"/>
          <table:table-cell office:value-type="string" calcext:value-type="string">
            <text:p>all Twig template</text:p>
            <text:p>placeholders were replaced</text:p>
          </table:table-cell>
          <table:table-cell office:value-type="string" calcext:value-type="string">
            <text:p><text:span text:style-name="T3">Steps</text:span><text:span text:style-name="T4">:</text:span></text:p>
            <text:p><text:span text:style-name="T5">* go to "area" link</text:span></text:p>
            <text:p><text:span text:style-name="T5">* open HTML source code via right mouse click "show source code"</text:span></text:p>
            <text:p><text:span text:style-name="T5">* browser search for these Twig brackets {{</text:span></text:p>
            <text:p/>
          </table:table-cell>
          <table:table-cell table:number-columns-repeated="3"/>
          <table:table-cell table:style-name="ce67" table:formula="of:= 0"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  <text:p>(see A04)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1"/>
          <table:table-cell table:style-name="ce15" office:value-type="string" calcext:value-type="string" table:number-columns-spanned="3" table:number-rows-spanned="1">
            <text:p>additional test cases</text:p>
          </table:table-cell>
          <table:covered-table-cell table:style-name="ce57"/>
          <table:covered-table-cell table:style-name="ce15"/>
          <table:table-cell table:style-name="ce51"/>
          <table:table-cell table:style-name="ce49" table:number-columns-repeated="3"/>
          <table:table-cell table:style-name="ce51"/>
          <table:table-cell table:style-name="ce49" table:number-columns-repeated="3"/>
          <table:table-cell table:style-name="ce51" table:number-columns-repeated="1010"/>
          <table:table-cell/>
        </table:table-row>
        <table:table-row table:style-name="ro5">
          <table:table-cell office:value-type="string" calcext:value-type="string">
            <text:p>I01</text:p>
          </table:table-cell>
          <table:table-cell/>
          <table:table-cell table:style-name="ce56"/>
          <table:table-cell office:value-type="string" calcext:value-type="string">
            <text:p>additional GET parameter</text:p>
            <text:p>do not crash the website</text:p>
          </table:table-cell>
          <table:table-cell office:value-type="string" calcext:value-type="string">
            <text:p><text:span text:style-name="T2">Steps</text:span>:</text:p>
            <text:p>* go to <text:a xlink:href="https://maatuu.li/minimal/?routing=/impressum&amp;fbuid=12345" xlink:type="simple">https://maatuu.li/minimal/?routing=/impressum&amp;fbuid=12345</text:a></text:p>
            <text:p>*** No crash?</text:p>
            <text:p>* go to <text:a xlink:href="https://maatuu.li/minimal/?fbuid=12345" xlink:type="simple">https://maatuu.li/minimal/?fbuid=12345</text:a></text:p>
            <text:p><text:span text:style-name="T5">*** No crash?</text:span></text:p>
            <text:p/>
          </table:table-cell>
          <table:table-cell table:number-columns-repeated="2"/>
          <table:table-cell table:style-name="ce65" table:formula="of:= 1" office:value-type="float" office:value="1" calcext:value-type="float">
            <text:p>1</text:p>
          </table:table-cell>
          <table:table-cell table:number-columns-repeated="1016"/>
        </table:table-row>
        <table:table-row table:style-name="ro11" table:number-rows-repeated="2">
          <table:table-cell table:number-columns-repeated="2"/>
          <table:table-cell table:style-name="ce56"/>
          <table:table-cell table:number-columns-repeated="1021"/>
        </table:table-row>
        <table:table-row table:style-name="ro11" table:number-rows-repeated="104852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.00.0000</text:date>, <text:time style:data-style-name="N2" text:time-value="10:15:21.7941391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08:37:00.622020703</meta:creation-date>
    <meta:generator>LibreOffice/6.4.7.2$Linux_X86_64 LibreOffice_project/40$Build-2</meta:generator>
    <dc:date>2021-09-13T11:11:10.880461074</dc:date>
    <meta:editing-duration>PT14H37M43S</meta:editing-duration>
    <meta:editing-cycles>182</meta:editing-cycles>
    <meta:document-statistic meta:table-count="1" meta:cell-count="211" meta:object-count="0"/>
  </office:meta>
</office:document-meta>
</file>